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84in"/>
    </style:style>
    <style:style style:name="co3" style:family="table-column">
      <style:table-column-properties fo:break-before="auto" style:column-width="2.7327in"/>
    </style:style>
    <style:style style:name="co4" style:family="table-column">
      <style:table-column-properties fo:break-before="auto" style:column-width="1.8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28in" fo:break-before="auto" style:use-optimal-row-height="false"/>
    </style:style>
    <style:style style:name="ro3" style:family="table-row">
      <style:table-row-properties style:row-height="0.357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GrayBackground">
      <style:map style:condition="is-true-formula(ISEVEN(ROW()))" style:apply-style-name="GrayBackground" style:base-cell-address="Nets.A1"/>
      <style:map style:condition="is-true-formula(ISODD(ROW()))" style:apply-style-name="NoBackground" style:base-cell-address="Nets.A1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color="#000000" fo:font-size="6pt" style:font-size-asian="6pt" style:font-size-complex="6pt"/>
    </style:style>
    <style:style style:name="T3" style:family="text">
      <style:text-properties fo:color="#000000" fo:font-size="9pt" style:text-underline-style="none" style:text-underline-color="font-color" style:text-line-through-type="none" style:font-size-asian="9pt" style:font-size-complex="9pt"/>
    </style:style>
  </office:automatic-styles>
  <office:body>
    <office:spreadsheet>
      <table:table table:name="IO voltag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C35877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Group </text:p>
          </table:table-cell>
          <table:table-cell office:value-type="string" calcext:value-type="string">
            <text:p>Pin Name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Init (O)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Function </text:p>
          </table:table-cell>
          <table:table-cell office:value-type="string" calcext:value-type="string">
            <text:p>Note 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PFIL 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L </text:p>
          </table:table-cell>
          <table:table-cell table:style-name="ce3" office:value-type="string" calcext:value-type="string">
            <text:p>Audio PLL Low Pass Filter signal </text:p>
            <text:p><text:span text:style-name="T3">Connect to AVSS through 0.1uF when not used </text:span>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POWER </text:p>
            <text:p>(11) </text:p>
          </table:table-cell>
          <table:table-cell table:style-name="ce1" office:value-type="string" calcext:value-type="string">
            <text:p>VDDC1 </text:p>
          </table:table-cell>
          <table:table-cell table:style-name="ce1" office:value-type="string" calcext:value-type="string">
            <text:p>VDD for Internal Core (always ON) (1) </text:p>
          </table:table-cell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C2 </text:p>
          </table:table-cell>
          <table:table-cell table:style-name="ce1" office:value-type="string" calcext:value-type="string">
            <text:p>VDD for Internal Core (can be powered down)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1 </text:p>
          </table:table-cell>
          <table:table-cell table:style-name="ce1" office:value-type="string" calcext:value-type="string">
            <text:p>VDDIO1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2 </text:p>
          </table:table-cell>
          <table:table-cell table:style-name="ce1" office:value-type="string" calcext:value-type="string">
            <text:p>VDDIO2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office:value-type="string" calcext:value-type="string">
            <text:p>Or 1.8V</text:p>
          </table:table-cell>
          <table:table-cell table:number-columns-repeated="6"/>
        </table:table-row>
        <table:table-row table:style-name="ro5">
          <table:table-cell table:style-name="ce1" office:value-type="string" calcext:value-type="string">
            <text:p>VDD_MIPI </text:p>
          </table:table-cell>
          <table:table-cell table:style-name="ce2" office:value-type="string" calcext:value-type="string">
            <text:p>VDD for the MIPI DSI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VDD_PLL11 </text:p>
          </table:table-cell>
          <table:table-cell table:style-name="ce1" office:value-type="string" calcext:value-type="string">
            <text:p>VDD for PLL11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12 </text:p>
          </table:table-cell>
          <table:table-cell table:style-name="ce1" office:value-type="string" calcext:value-type="string">
            <text:p>HDMI Phy 1.2V power supply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33 </text:p>
          </table:table-cell>
          <table:table-cell table:style-name="ce1" office:value-type="string" calcext:value-type="string">
            <text:p>HDMI Phy &amp; APLL 3.3V power supply (2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Ground </text:p>
            <text:p>(25) </text:p>
          </table:table-cell>
          <table:table-cell table:style-name="ce2" office:value-type="string" calcext:value-type="string">
            <text:p>VSS </text:p>
          </table:table-cell>
          <table:table-cell/>
          <table:table-cell table:style-name="ce2" office:value-type="string" calcext:value-type="string">
            <text:p>Ground (25)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sc </text:p>
          </table:table-cell>
          <table:table-cell table:style-name="ce2" office:value-type="string" calcext:value-type="string">
            <text:p>REXT(Note2) </text:p>
          </table:table-cell>
          <table:table-cell/>
          <table:table-cell table:style-name="ce2" office:value-type="string" calcext:value-type="string">
            <text:p>External Reference Resistor </text:p>
          </table:table-cell>
          <table:table-cell table:number-columns-repeated="7"/>
        </table:table-row>
        <table:table-row table:style-name="ro6">
          <table:table-cell table:style-name="ce3" office:value-type="string" calcext:value-type="string">
            <text:p><text:span text:style-name="T1">VPGM</text:span><text:span text:style-name="T2">(Note3) </text:span></text:p>
          </table:table-cell>
          <table:table-cell table:style-name="ce2" office:value-type="string" calcext:value-type="string">
            <text:p>eFuse program power supply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1.25*(1+(1/100))" office:value-type="float" office:value="1.2625" calcext:value-type="float">
            <text:p>1.262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summed for:</text:p>
          </table:table-cell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Digital Core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70.4" calcext:value-type="float">
            <text:p>170.4</text:p>
          </table:table-cell>
          <table:table-cell office:value-type="string" calcext:value-type="string">
            <text:p>With scaler. 61.13mA @1080P 60f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IO1</text:p>
          </table:table-cell>
          <table:table-cell office:value-type="string" calcext:value-type="string">
            <text:p>IO, HDMI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IO2</text:p>
          </table:table-cell>
          <table:table-cell office:value-type="string" calcext:value-type="string">
            <text:p>Digital IO 1.8/3.3V</text:p>
          </table:table-cell>
          <table:table-cell office:value-type="float" office:value="1.65" calcext:value-type="float">
            <text:p>1.6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string" calcext:value-type="string">
            <text:p>mA @ 1.8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VDD33</text:p>
          </table:table-cell>
          <table:table-cell office:value-type="string" calcext:value-type="string">
            <text:p>HDMIRX PHY</text:p>
          </table:table-cell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/>
          <table:table-cell office:value-type="float" office:value="72.8" calcext:value-type="float">
            <text:p>72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12</text:p>
          </table:table-cell>
          <table:table-cell office:value-type="string" calcext:value-type="string">
            <text:p>HDMIRX PHY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67.82" calcext:value-type="float">
            <text:p>67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_MIPI</text:p>
          </table:table-cell>
          <table:table-cell office:value-type="string" calcext:value-type="string">
            <text:p>MIPI DSI PHY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PLL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T5CC256M16DPDI</text:p>
          </table:table-cell>
          <table:table-cell office:value-type="string" calcext:value-type="string">
            <text:p>DDR3L_VDD</text:p>
          </table:table-cell>
          <table:table-cell office:value-type="string" calcext:value-type="string">
            <text:p>DDR3L Suppl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Current @ 4pc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DD-1V8</text:p>
          </table:table-cell>
          <table:table-cell office:value-type="string" calcext:value-type="string">
            <text:p>VDDIO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P</text:p>
          </table:table-cell>
          <table:table-cell office:value-type="string" calcext:value-type="string">
            <text:p>AVDD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37" calcext:value-type="float">
            <text:p>1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AVEE</text:p>
          </table:table-cell>
          <table:table-cell office:value-type="float" office:value="-5.4" calcext:value-type="float">
            <text:p>-5.4</text:p>
          </table:table-cell>
          <table:table-cell office:value-type="float" office:value="-5.5" calcext:value-type="float">
            <text:p>-5.5</text:p>
          </table:table-cell>
          <table:table-cell office:value-type="float" office:value="-5.6" calcext:value-type="float">
            <text:p>-5.6</text:p>
          </table:table-cell>
          <table:table-cell office:value-type="float" office:value="8.23" calcext:value-type="float">
            <text:p>8.23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 channels = 6x20mA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TMEGA32u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AN533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Backlight driver supply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MAX868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-5.5V LCD Bias Supply Suppl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2 = 150K, R3 = 680K</text:p>
          </table:table-cell>
          <table:table-cell office:value-type="string" calcext:value-type="string">
            <text:p>TPS63700</text:p>
          </table:table-cell>
        </table:table-row>
        <table:table-row table:style-name="ro6">
          <table:table-cell/>
          <table:table-cell table:style-name="ce5" office:value-type="string" calcext:value-type="string">
            <text:p>MAX1759 </text:p>
          </table:table-cell>
          <table:table-cell/>
          <table:table-cell office:value-type="string" calcext:value-type="string">
            <text:p>+5.5V LCD Bias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6">
          <table:table-cell/>
          <table:table-cell table:style-name="ce5" office:value-type="string" calcext:value-type="string">
            <text:p>MIC5353 </text:p>
          </table:table-cell>
          <table:table-cell/>
          <table:table-cell office:value-type="string" calcext:value-type="string">
            <text:p>Adj supply 1.2V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PS76918</text:p>
          </table:table-cell>
          <table:table-cell/>
          <table:table-cell office:value-type="string" calcext:value-type="string">
            <text:p>1.8V supply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l requirements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  <table:table-cell table:formula="of:=[.I18]+SUM([.I22:.I24])" office:value-type="float" office:value="258.73" calcext:value-type="float">
            <text:p>258.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.3" calcext:value-type="float">
            <text:p>3.3</text:p>
          </table:table-cell>
          <table:table-cell table:number-columns-repeated="2"/>
          <table:table-cell table:formula="of:=[.I19]+[.I21]" office:value-type="float" office:value="73.6" calcext:value-type="float">
            <text:p>73.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I20]+[.I28]" office:value-type="float" office:value="32.14" calcext:value-type="float">
            <text:p>32.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required from 3.3 incl. generate other rails</text:p>
          </table:table-cell>
          <table:table-cell table:number-columns-repeated="6"/>
          <table:table-cell table:formula="of:=SUM([.I41:.I43])" office:value-type="float" office:value="364.47" calcext:value-type="float">
            <text:p>364.47</text:p>
          </table:table-cell>
          <table:table-cell table:number-columns-repeated="2"/>
        </table:table-row>
      </table:table>
      <table:table table:name="Nets" table:style-name="ta1">
        <office:forms form:automatic-focus="false" form:apply-design-mode="false"/>
        <table:table-column table:style-name="co1" table:default-cell-style-name="ce6"/>
        <table:table-column table:style-name="co4" table:default-cell-style-name="ce6"/>
        <table:table-column table:style-name="co1" table:number-columns-repeated="1022" table:default-cell-style-name="ce6"/>
        <table:table-row table:style-name="ro6">
          <table:table-cell office:value-type="string" calcext:value-type="string">
            <text:p>DSI</text:p>
          </table:table-cell>
          <table:table-cell/>
          <table:table-cell office:value-type="string" calcext:value-type="string">
            <text:p>incl vias</text:p>
          </table:table-cell>
          <table:table-cell office:value-type="string" calcext:value-type="string">
            <text:p>traces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LANE0_N </text:p>
          </table:table-cell>
          <table:table-cell office:value-type="string" calcext:value-type="string">
            <text:p>Signal Layers Only </text:p>
          </table:table-cell>
          <table:table-cell office:value-type="float" office:value="774.22" calcext:value-type="float">
            <text:p>774.22</text:p>
          </table:table-cell>
          <table:table-cell table:number-columns-repeated="4"/>
          <table:table-cell office:value-type="string" calcext:value-type="string">
            <text:p>max</text:p>
          </table:table-cell>
          <table:table-cell table:formula="of:=MAX([.C2:.C11])" office:value-type="float" office:value="788.927" calcext:value-type="float">
            <text:p>788.92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LANE0_P </text:p>
          </table:table-cell>
          <table:table-cell office:value-type="string" calcext:value-type="string">
            <text:p>Signal Layers Only </text:p>
          </table:table-cell>
          <table:table-cell office:value-type="float" office:value="744.049" calcext:value-type="float">
            <text:p>744.04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ANE1_N </text:p>
          </table:table-cell>
          <table:table-cell office:value-type="string" calcext:value-type="string">
            <text:p>Signal Layers Only </text:p>
          </table:table-cell>
          <table:table-cell office:value-type="float" office:value="697.317" calcext:value-type="float">
            <text:p>697.317</text:p>
          </table:table-cell>
          <table:table-cell office:value-type="float" office:value="580" calcext:value-type="float">
            <text:p>58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NE1_P </text:p>
          </table:table-cell>
          <table:table-cell office:value-type="string" calcext:value-type="string">
            <text:p>Signal Layers Only </text:p>
          </table:table-cell>
          <table:table-cell office:value-type="float" office:value="664.131" calcext:value-type="float">
            <text:p>664.131</text:p>
          </table:table-cell>
          <table:table-cell office:value-type="float" office:value="557" calcext:value-type="float">
            <text:p>55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NE2_N </text:p>
          </table:table-cell>
          <table:table-cell office:value-type="string" calcext:value-type="string">
            <text:p>Signal Layers Only </text:p>
          </table:table-cell>
          <table:table-cell office:value-type="float" office:value="788.927" calcext:value-type="float">
            <text:p>788.927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LANE2_P </text:p>
          </table:table-cell>
          <table:table-cell office:value-type="string" calcext:value-type="string">
            <text:p>Signal Layers Only </text:p>
          </table:table-cell>
          <table:table-cell office:value-type="float" office:value="759.017" calcext:value-type="float">
            <text:p>759.017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LANE3_N </text:p>
          </table:table-cell>
          <table:table-cell office:value-type="string" calcext:value-type="string">
            <text:p>Signal Layers Only </text:p>
          </table:table-cell>
          <table:table-cell office:value-type="float" office:value="697.205" calcext:value-type="float">
            <text:p>697.205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ANE3_P </text:p>
          </table:table-cell>
          <table:table-cell office:value-type="string" calcext:value-type="string">
            <text:p>Signal Layers Only </text:p>
          </table:table-cell>
          <table:table-cell office:value-type="float" office:value="666.507" calcext:value-type="float">
            <text:p>666.50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SI_CLK_N </text:p>
          </table:table-cell>
          <table:table-cell office:value-type="string" calcext:value-type="string">
            <text:p>Signal Layers Only </text:p>
          </table:table-cell>
          <table:table-cell office:value-type="float" office:value="700.29" calcext:value-type="float">
            <text:p>700.2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SI_CLK_P </text:p>
          </table:table-cell>
          <table:table-cell office:value-type="string" calcext:value-type="string">
            <text:p>Signal Layers Only </text:p>
          </table:table-cell>
          <table:table-cell office:value-type="float" office:value="668.26" calcext:value-type="float">
            <text:p>668.26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ets.A1:Nets.AMJ25">
            <calcext:condition calcext:apply-style-name="GrayBackground" calcext:value="formula-is(ISEVEN(ROW()))" calcext:base-cell-address="Nets.A1"/>
            <calcext:condition calcext:apply-style-name="NoBackground" calcext:value="formula-is(ISODD(ROW()))" calcext:base-cell-address="Nets.A1"/>
          </calcext:conditional-format>
        </calcext:conditional-formats>
      </table:table>
      <table:named-expressions>
        <table:named-range table:name="coordinate" table:base-cell-address="$Nets.$C$1" table:cell-range-address="$Nets.$C$2"/>
        <table:named-range table:name="ID11RPGKN5OO2BGYS4WGKWEBAMOFST3SGAIOCULPEKE1PVTMBKFR3L" table:base-cell-address="$Nets.$A$1" table:cell-range-address="$Nets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Background" style:family="table-cell" style:parent-style-name="Default">
      <style:table-cell-properties fo:background-color="#eeeeee"/>
    </style:style>
    <style:style style:name="NoBackground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0:33:43.7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2:04:25.965000000</meta:creation-date>
    <dc:date>2015-10-15T13:10:23.797000000</dc:date>
    <meta:editing-duration>P19DT18H40M33S</meta:editing-duration>
    <meta:editing-cycles>39</meta:editing-cycles>
    <meta:generator>LibreOffice/4.3.5.2$Windows_x86 LibreOffice_project/3a87456aaa6a95c63eea1c1b3201acedf0751bd5</meta:generator>
    <meta:document-statistic meta:table-count="3" meta:cell-count="215" meta:object-count="0"/>
  </office:meta>
</office:document-meta>
</file>